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68.64pt"/>
    </style:style>
    <style:style style:name="co6" style:family="table-column">
      <style:table-column-properties fo:break-before="auto" style:column-width="144.99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ster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eirolophu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Cheirolophus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heirolophus crassifolius (Bertol.) A. Susanna</text:p>
          </table:table-cell>
          <table:table-cell office:value-type="string" calcext:value-type="string">
            <text:p>(Bertol.) A. Susann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heiroloph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laeocyanu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Palaeocyanus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alaeocyanus crassifolius (Bertol.) Dostal</text:p>
          </table:table-cell>
          <table:table-cell office:value-type="string" calcext:value-type="string">
            <text:p>(Bertol.) Dosta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alaeocyan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<text:span text:style-name="T1">Test for duplicate SYN-SYN (same parent, same</text:span> author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laeocyanus crassifolius (Bertol.) Dostal</text:p>
          </table:table-cell>
          <table:table-cell office:value-type="string" calcext:value-type="string">
            <text:p>(Bertol.) Dosta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alaeocyan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<text:span text:style-name="T1">Test for duplicate SYN-SYN (same parent, same</text:span>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<text:span text:style-name="T1">Test for duplicate SYN-SYN (same parent, same</text:span> authors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<text:span text:style-name="T1">Test for duplicate SYN-SYN (same parent, same</text:span> author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/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4:19:30.380030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4:24:06.452519447</dc:date>
    <meta:editing-duration>PT2H19M47S</meta:editing-duration>
    <meta:editing-cycles>23</meta:editing-cycles>
    <meta:generator>LibreOffice/6.0.7.3$Linux_X86_64 LibreOffice_project/00m0$Build-3</meta:generator>
    <meta:document-statistic meta:table-count="9" meta:cell-count="150" meta:object-count="0"/>
  </office:meta>
</office:document-meta>
</file>